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solid" draw:stroke-dash="Dashed_20__28_var_29_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12.364cm" fo:min-width="5.002cm"/>
    </style:style>
    <style:style style:name="gr4" style:family="graphic" style:parent-style-name="standard">
      <style:graphic-properties draw:textarea-horizontal-align="justify" draw:textarea-vertical-align="middle" draw:auto-grow-height="false" fo:min-height="12.363cm" fo:min-width="5.002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0.858cm" svg:y1="2.397cm" svg:x2="29.04cm" svg:y2="2.397cm">
          <text:p text:style-name="P1"/>
          <text:p text:style-name="P1">Ask server to start function</text:p>
        </draw:line>
        <draw:line draw:style-name="gr2" draw:text-style-name="P4" draw:layer="layout" svg:x1="11.16cm" svg:y1="3.921cm" svg:x2="28.813cm" svg:y2="3.921cm">
          <text:p text:style-name="P3"/>
          <text:p text:style-name="P3">Return data to client</text:p>
        </draw:line>
        <draw:custom-shape draw:style-name="gr3" draw:text-style-name="P5" draw:layer="layout" svg:width="6.096cm" svg:height="13.208cm" svg:x="4.175cm" svg:y="1.789cm">
          <text:p text:style-name="P5">Client</text:p>
          <text:p text:style-name="P5">HTML - 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096cm" svg:height="13.207cm" svg:x="29.703cm" svg:y="1.763cm">
          <text:p text:style-name="P5">Server</text:p>
          <text:p text:style-name="P5">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11.188cm" svg:y1="11.665cm" svg:x2="28.841cm" svg:y2="11.665cm">
          <text:p text:style-name="P3"/>
          <text:p text:style-name="P3"/>
          <text:p text:style-name="P3">Ask client to start function, with data from </text:p>
          <text:p text:style-name="P3">server sent as arguments to function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10:12:56.414864110</meta:creation-date>
    <dc:date>2018-03-07T11:15:29.622064254</dc:date>
    <meta:editing-duration>PT10M10S</meta:editing-duration>
    <meta:editing-cycles>3</meta:editing-cycles>
    <meta:generator>LibreOffice/6.0.2.1$MacOSX_X86_64 LibreOffice_project/f7f06a8f319e4b62f9bc5095aa112a65d2f3ac89</meta:generator>
    <meta:document-statistic meta:object-count="5"/>
  </office:meta>
</office:document-meta>
</file>